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able-cell-properties fo:background-color="transparent"/>
      <style:text-properties fo:color="#ff3333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ff3333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alenti</text:p>
          </table:table-cell>
          <table:table-cell table:style-name="ce1" office:value-type="string" calcext:value-type="string">
            <text:p>Pas</text:p>
          </table:table-cell>
          <table:table-cell table:style-name="ce4" office:value-type="string" calcext:value-type="string">
            <text:p>Temps 180°</text:p>
          </table:table-cell>
          <table:table-cell table:style-name="ce1" office:value-type="string" calcext:value-type="string">
            <text:p>secondes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m10</text:p>
          </table:table-cell>
          <table:table-cell table:formula="of:=4*60+10" office:value-type="float" office:value="250" calcext:value-type="float">
            <text:p>250</text:p>
          </table:table-cell>
          <table:table-cell/>
        </table:table-row>
        <table:table-row table:style-name="ro1" table:visibility="collapse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06sec</text:p>
          </table:table-cell>
          <table:table-cell table:formula="of:=120+6" office:value-type="float" office:value="126" calcext:value-type="float">
            <text:p>126</text:p>
          </table:table-cell>
          <table:table-cell/>
        </table:table-row>
        <table:table-row table:style-name="ro1" table:visibility="collapse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m25sec</text:p>
          </table:table-cell>
          <table:table-cell table:formula="of:=60+25" office:value-type="float" office:value="85" calcext:value-type="float">
            <text:p>85</text:p>
          </table:table-cell>
          <table:table-cell/>
        </table:table-row>
        <table:table-row table:style-name="ro1" table:visibility="collapse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04sec</text:p>
          </table:table-cell>
          <table:table-cell table:formula="of:=60+4" office:value-type="float" office:value="64" calcext:value-type="float">
            <text:p>64</text:p>
          </table:table-cell>
          <table:table-cell/>
        </table:table-row>
        <table:table-row table:style-name="ro1" table:visibility="collapse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 sec</text:p>
          </table:table-cell>
          <table:table-cell table:formula="of:=51" office:value-type="float" office:value="51" calcext:value-type="float">
            <text:p>51</text:p>
          </table:table-cell>
          <table:table-cell/>
        </table:table-row>
        <table:table-row table:style-name="ro1" table:visibility="collapse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sec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 table:visibility="collapse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7sec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collapse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3sec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collapse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sec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collapse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 sec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09</text:p>
          </table:table-cell>
          <table:table-cell table:formula="of:=180+9"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0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0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bruyant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bruyant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bruyant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bruyant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</meta:initial-creator>
    <meta:creation-date>2018-12-05T21:24:47.475063387</meta:creation-date>
    <dc:date>2018-12-05T22:40:45.991391814</dc:date>
    <dc:creator>Yann </dc:creator>
    <meta:editing-duration>PT5S</meta:editing-duration>
    <meta:editing-cycles>1</meta:editing-cycles>
    <meta:document-statistic meta:table-count="1" meta:cell-count="84" meta:object-count="0"/>
    <meta:generator>LibreOffice/4.2.8.2$Linux_X86_64 LibreOffice_project/420m0$Build-2</meta:generator>
  </office:meta>
</office:document-meta>
</file>